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533cm"/>
    </style:style>
    <style:style style:name="co2" style:family="table-column">
      <style:table-column-properties fo:break-before="auto" style:column-width="2.35cm"/>
    </style:style>
    <style:style style:name="co3" style:family="table-column">
      <style:table-column-properties fo:break-before="auto" style:column-width="1.789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fo:background-color="#00b0f0" style:cell-protect="none" style:print-content="true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fo:background-color="#ffff0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 style:data-style-name="N99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 table:protected="true">
        <loext:table-protection loext:select-unprotected-cells="true"/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1022" table:default-cell-style-name="ce2"/>
        <table:table-row table:style-name="ro1">
          <table:table-cell table:style-name="ce1" office:value-type="string" calcext:value-type="string">
            <text:p>REFIN</text:p>
          </table:table-cell>
          <table:table-cell table:style-name="ce3" office:value-type="float" office:value="240" calcext:value-type="float">
            <text:p>240</text:p>
          </table:table-cell>
          <table:table-cell office:value-type="string" calcext:value-type="string">
            <text:p>MHz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REFIN doubler (1 to enable)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R</text:p>
          </table:table-cell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Reference divider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Reference divide by 2 (1 to enable)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R1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Prescaler 4/5 (0) or 8/9 (1)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pfd (MHz)</text:p>
          </table:table-cell>
          <table:table-cell table:formula="of:=[.B1]*((1+([.B2]=1))/([.B3]*(1+([.B4]=1))))" office:value-type="float" office:value="120" calcext:value-type="float">
            <text:p>120</text:p>
          </table:table-cell>
          <table:table-cell table:style-name="ce5" table:formula="of:=IF(IF(([.B6]&lt;=125);1)*(IF(([.B6] &gt;= 0.125);1)))" office:value-type="boolean" office:boolean-value="true" calcext:value-type="boolean">
            <text:p>TRUE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oubler Limit</text:p>
          </table:table-cell>
          <table:table-cell/>
          <table:table-cell table:style-name="ce5" table:formula="of:=IF((IF(([.B2]=0)))+((IF(([.B2]=1))*(IF(([.B1]&lt;=100))))))" office:value-type="boolean" office:boolean-value="true" calcext:value-type="boolean">
            <text:p>TRUE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requency</text:p>
          </table:table-cell>
          <table:table-cell table:style-name="ce3" office:value-type="float" office:value="3300.004" calcext:value-type="float">
            <text:p>3300.004</text:p>
          </table:table-cell>
          <table:table-cell office:value-type="string" calcext:value-type="string">
            <text:p>MHz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RF Divider</text:p>
          </table:table-cell>
          <table:table-cell table:style-name="ce3" office:value-type="float" office:value="2" calcext:value-type="float">
            <text:p>2</text:p>
          </table:table-cell>
          <table:table-cell table:style-name="ce5" table:formula="of:=IF(IF(([.B9]=1)+([.B9]=2)+([.B9]=4)+([.B9]=8)+([.B9]=16)+([.B9]=32)+([.B9]=64);TRUE()))" office:value-type="boolean" office:boolean-value="true" calcext:value-type="boolean">
            <text:p>TRUE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tep</text:p>
          </table:table-cell>
          <table:table-cell table:style-name="ce3" office:value-type="float" office:value="0.001" calcext:value-type="float">
            <text:p>0.001</text:p>
          </table:table-cell>
          <table:table-cell office:value-type="string" calcext:value-type="string">
            <text:p>kHz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VCO</text:p>
          </table:table-cell>
          <table:table-cell table:style-name="ce4" table:formula="of:=[.B8]*[.B9]" office:value-type="float" office:value="6600.008" calcext:value-type="float">
            <text:p>6600.008</text:p>
          </table:table-cell>
          <table:table-cell table:style-name="ce5" table:formula="of:=IF(IF(((IF(([.B11] &lt; 3400);0;1))*(IF(([.B11] &gt; 6800);0;1)));TRUE()))" office:value-type="boolean" office:boolean-value="true" calcext:value-type="boolean">
            <text:p>TRUE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formula="of:=[.B11]/[.B6]" office:value-type="float" office:value="55.0000666666667" calcext:value-type="float">
            <text:p>55.000066666666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NT</text:p>
          </table:table-cell>
          <table:table-cell table:style-name="ce4" table:formula="of:=ROUNDDOWN([.B12];0)" office:value-type="float" office:value="55" calcext:value-type="float">
            <text:p>55</text:p>
          </table:table-cell>
          <table:table-cell table:style-name="ce5" table:formula="of:=IF(IF((([.B13]&gt;22)*([.B13]&lt;32768)*([.B5]=0))+(([.B13]&gt;74)*([.B13]&lt;65536)*([.B5]=1));TRUE()))" office:value-type="boolean" office:boolean-value="true" calcext:value-type="boolean">
            <text:p>TRUE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RAC</text:p>
          </table:table-cell>
          <table:table-cell table:formula="of:=[.B12]-[.B13]" office:value-type="float" office:value="0.0000666666666617743" calcext:value-type="float">
            <text:p>6.66666666617743E-0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RAC1</text:p>
          </table:table-cell>
          <table:table-cell table:formula="of:=(2^24)*[.B14]" office:value-type="float" office:value="1118.48106658459" calcext:value-type="float">
            <text:p>1118.4810665845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RAC1 INT</text:p>
          </table:table-cell>
          <table:table-cell table:style-name="ce4" table:formula="of:=ROUNDDOWN([.B15];0)" office:value-type="float" office:value="1118" calcext:value-type="float">
            <text:p>1118</text:p>
          </table:table-cell>
          <table:table-cell table:style-name="ce5" table:formula="of:=IF(IF(((IF(([.B16] &lt; 0);0;1))*(IF(([.B16] &gt; ((2^24)-1));0;1)));TRUE()))" office:value-type="boolean" office:boolean-value="true" calcext:value-type="boolean">
            <text:p>TRUE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Remainder</text:p>
          </table:table-cell>
          <table:table-cell table:formula="of:=[.B15]-[.B16]" office:value-type="float" office:value="0.481066584587097" calcext:value-type="float">
            <text:p>0.481066584587097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MOD2</text:p>
          </table:table-cell>
          <table:table-cell table:style-name="ce4" table:formula="of:=([.B6]*(10^6))/(GCD(([.B6]*(10^6));([.B10]*1000)))" office:value-type="float" office:value="120000000" calcext:value-type="float">
            <text:p>120000000</text:p>
          </table:table-cell>
          <table:table-cell table:style-name="Default"/>
          <table:table-cell table:number-columns-repeated="1021"/>
        </table:table-row>
        <table:table-row table:style-name="ro2">
          <table:table-cell table:style-name="ce1" office:value-type="string" calcext:value-type="string">
            <text:p>FRAC2</text:p>
          </table:table-cell>
          <table:table-cell table:style-name="ce4" table:formula="of:=ROUNDDOWN((([.B17]*[.B18])+0.5);0)" office:value-type="float" office:value="57727990" calcext:value-type="float">
            <text:p>57727990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1" office:value-type="string" calcext:value-type="string">
            <text:p>MOD2 after GCD</text:p>
          </table:table-cell>
          <table:table-cell table:style-name="ce4" office:value-type="float" office:value="16162" calcext:value-type="float">
            <text:p>16162</text:p>
          </table:table-cell>
          <table:table-cell table:style-name="ce5" table:formula="of:=IF(IF(((IF(([.B18] &lt; 2);0;1))*(IF(([.B18] &gt; 16383);0;1)));TRUE()))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RAC2 after GCD</text:p>
          </table:table-cell>
          <table:table-cell table:style-name="ce4" office:value-type="float" office:value="7775" calcext:value-type="float">
            <text:p>7775</text:p>
          </table:table-cell>
          <table:table-cell table:style-name="ce5" table:formula="of:=IF(IF(((IF(([.B19] &lt; 0);0;1))*(IF(([.B19] &gt; 16383);0;1)));TRUE()))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OD2 manual</text:p>
          </table:table-cell>
          <table:table-cell table:style-name="ce3" office:value-type="float" office:value="16162" calcext:value-type="float">
            <text:p>16162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1" office:value-type="string" calcext:value-type="string">
            <text:p>FRAC2 manual</text:p>
          </table:table-cell>
          <table:table-cell table:style-name="ce3" office:value-type="float" office:value="7775" calcext:value-type="float">
            <text:p>7775</text:p>
          </table:table-cell>
          <table:table-cell table:style-name="ce5" table:formula="of:=IF(IF(((IF(([.B22] &lt; 0);0;1))*(IF(([.B22] &gt; 16383);0;1)));TRUE()))" office:value-type="boolean" office:boolean-value="true" calcext:value-type="boolean">
            <text:p>TRUE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ctual Frequency</text:p>
          </table:table-cell>
          <table:table-cell table:formula="of:=(([.B13]+(([.B16]+([.B21]/[.B20]))/(2^24)))*[.B6])/[.B9]" office:value-type="float" office:value="3300.004" calcext:value-type="float">
            <text:p>3300.004</text:p>
          </table:table-cell>
          <table:table-cell office:value-type="string" calcext:value-type="string">
            <text:p>MHz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requency Error</text:p>
          </table:table-cell>
          <table:table-cell table:formula="of:=(([.B24]-[.B8])*10^9)" office:value-type="float" office:value="0" calcext:value-type="float">
            <text:p>0</text:p>
          </table:table-cell>
          <table:table-cell office:value-type="string" calcext:value-type="string">
            <text:p>Parts per billion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ctual Frequency with manual MOD2</text:p>
          </table:table-cell>
          <table:table-cell table:formula="of:=(([.B13]+(([.B16]+([.B23]/[.B22]))/(2^24)))*[.B6])/[.B9]" office:value-type="float" office:value="3300.004" calcext:value-type="float">
            <text:p>3300.004</text:p>
          </table:table-cell>
          <table:table-cell office:value-type="string" calcext:value-type="string">
            <text:p>MHz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requency Error with manual MOD2</text:p>
          </table:table-cell>
          <table:table-cell table:formula="of:=(([.B26]-[.B8])*10^9)" office:value-type="float" office:value="0" calcext:value-type="float">
            <text:p>0</text:p>
          </table:table-cell>
          <table:table-cell office:value-type="string" calcext:value-type="string">
            <text:p>Parts per billion</text:p>
          </table:table-cell>
          <table:table-cell table:number-columns-repeated="1021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Microsoft YaHei" style:font-size-asian="10pt" style:language-asian="zh" style:country-asian="CN" style:font-name-complex="Arial1" style:font-size-complex="10pt" style:language-complex="hi" style:country-complex="IN"/>
    </style:default-style>
    <number:number-style style:name="N0">
      <number:number number:min-integer-digits="1"/>
    </number:number-style>
    <number:date-style style:name="N109">
      <number:day/>
      <number:text>/</number:text>
      <number:month number:style="long"/>
      <number:text>/</number:text>
      <number:year number:style="long"/>
    </number:date-style>
    <number:date-style style:name="N110">
      <number:day/>
      <number:text>-</number:text>
      <number:month number:textual="true"/>
      <number:text>-</number:text>
      <number:year/>
    </number:date-style>
    <number:date-style style:name="N111">
      <number:day/>
      <number:text>-</number:text>
      <number:month number:textual="true"/>
    </number:date-style>
    <number:date-style style:name="N112">
      <number:month number:textual="true"/>
      <number:text>-</number:text>
      <number:year/>
    </number:date-style>
    <number:time-style style:name="N113">
      <number:hours/>
      <number:text>:</number:text>
      <number:minutes number:style="long"/>
      <number:text> </number:text>
      <number:am-pm/>
    </number:time-style>
    <number:time-style style:name="N114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5">
      <number:hours/>
      <number:text>:</number:text>
      <number:minutes number:style="long"/>
    </number:time-style>
    <number:time-style style:name="N116">
      <number:hours/>
      <number:text>:</number:text>
      <number:minutes number:style="long"/>
      <number:text>:</number:text>
      <number:seconds number:style="long"/>
    </number:time-style>
    <number:date-style style:name="N117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18P0" style:volatile="true">
      <number:number number:decimal-places="0" number:min-decimal-places="0" number:min-integer-digits="1" number:grouping="true"/>
    </number:number-style>
    <number:number-style style:name="N118">
      <number:text>-</number:text>
      <number:number number:decimal-places="0" number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</number:number-style>
    <number:number-style style:name="N119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decimal-places="2" number:min-integer-digits="1" number:grouping="true"/>
    </number:number-style>
    <number:number-style style:name="N120">
      <number:text>-</number:text>
      <number:number number:decimal-places="2" number:min-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</number:number-style>
    <number:number-style style:name="N12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5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5P2" style:volatile="true">
      <number:text> </number:text>
      <number:fill-character> </number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currency-style style:name="N129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29P1" style:volatile="true">
      <number:text>-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29P2" style:volatile="true">
      <number:currency-symbol/>
      <number:fill-character> </number:fill-character>
      <number:text>- </number:text>
    </number:currency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3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currency-style style:name="N137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7P1" style:volatile="true">
      <number:text>-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7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time-style style:name="N138">
      <number:minutes number:style="long"/>
      <number:text>:</number:text>
      <number:seconds number:style="long"/>
    </number:time-style>
    <number:time-style style:name="N13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 number:decimal-places="1"/>
    </number:time-style>
    <number:number-style style:name="N141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9-03-30T12:22:24</meta:creation-date>
    <meta:initial-creator>Bryce</meta:initial-creator>
    <dc:language>en-AU</dc:language>
    <dc:date>2023-03-22T22:18:44.115000000</dc:date>
    <meta:editing-cycles>15</meta:editing-cycles>
    <meta:editing-duration>PT1H57M52S</meta:editing-duration>
    <meta:generator>LibreOffice/7.4.5.1$Windows_X86_64 LibreOffice_project/9c0871452b3918c1019dde9bfac75448afc4b57f</meta:generator>
    <meta:document-statistic meta:table-count="1" meta:cell-count="73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